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S Mincho" svg:font-family="'MS Mincho'"/>
    <style:font-face style:name="SimSun" svg:font-family="SimSun"/>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adornments="Regular" style:font-family-generic="swiss" style:font-pitch="variable"/>
    <style:font-face style:name="Lohit Devanagari" svg:font-family="'Lohit Devanagari'" style:font-family-generic="system" style:font-pitch="variable"/>
  </office:font-face-decls>
  <office:automatic-styles>
    <style:style style:name="Table3" style:family="table">
      <style:table-properties style:width="6in" table:align="margins"/>
    </style:style>
    <style:style style:name="Table3.A" style:family="table-column">
      <style:table-column-properties style:column-width="1.125in" style:rel-column-width="1620*"/>
    </style:style>
    <style:style style:name="Table3.B" style:family="table-column">
      <style:table-column-properties style:column-width="2.3125in" style:rel-column-width="3330*"/>
    </style:style>
    <style:style style:name="Table3.C" style:family="table-column">
      <style:table-column-properties style:column-width="2.6215in" style:rel-column-width="377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Arial1" fo:font-size="12pt" officeooo:paragraph-rsid="001bdee8" style:font-size-asian="12pt" style:font-size-complex="12pt"/>
    </style:style>
    <style:style style:name="P2" style:family="paragraph" style:parent-style-name="Preformatted_20_Text">
      <style:paragraph-properties fo:margin-left="0in" fo:margin-right="0in" fo:text-indent="0in" style:auto-text-indent="true" fo:break-before="page"/>
      <style:text-properties style:font-name="Arial1" fo:font-size="12pt" officeooo:paragraph-rsid="001bdee8" style:font-size-asian="12pt" style:font-size-complex="12pt"/>
    </style:style>
    <style:style style:name="P3" style:family="paragraph" style:parent-style-name="Preformatted_20_Text">
      <style:paragraph-properties fo:margin-left="0in" fo:margin-right="0in" fo:text-indent="0in" style:auto-text-indent="false"/>
      <style:text-properties style:font-name="Arial1" fo:font-size="12pt" officeooo:paragraph-rsid="001bdee8" style:font-size-asian="12pt" style:font-size-complex="12pt"/>
    </style:style>
    <style:style style:name="P4" style:family="paragraph" style:parent-style-name="Preformatted_20_Text">
      <style:paragraph-properties fo:margin-left="0in" fo:margin-right="0in" fo:text-indent="0in" style:auto-text-indent="false"/>
      <style:text-properties officeooo:paragraph-rsid="001bdee8"/>
    </style:style>
    <style:style style:name="P5" style:family="paragraph" style:parent-style-name="Heading_20_2">
      <style:text-properties style:font-name="Arial1" fo:font-size="12pt" officeooo:paragraph-rsid="001bdee8" style:font-size-asian="12pt" style:font-size-complex="12pt"/>
    </style:style>
    <style:style style:name="P6" style:family="paragraph" style:parent-style-name="Heading_20_3">
      <style:text-properties style:font-name="Arial1" fo:font-size="12pt" officeooo:paragraph-rsid="001bdee8" style:font-size-asian="12pt" style:font-size-complex="12pt"/>
    </style:style>
    <style:style style:name="T1" style:family="text">
      <style:text-properties style:font-name="Arial1"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String Functions </text:h>
      <text:p text:style-name="P1"/>
      <text:p text:style-name="P1">Creating and using strings in your application will often consist of manipulating those strings and FreeBasic has a rich set of string functions, which are listed in the following table. </text:p>
      <text:p text:style-name="P1"/>
      <text:p text:style-name="P1"/>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Function</text:p>
            </table:table-cell>
            <table:table-cell table:style-name="Table3.A1" office:value-type="string">
              <text:p text:style-name="P1">Syntax </text:p>
            </table:table-cell>
            <table:table-cell table:style-name="Table3.C1" office:value-type="string">
              <text:p text:style-name="P1">Comment </text:p>
            </table:table-cell>
          </table:table-row>
        </table:table-header-rows>
        <table:table-row>
          <table:table-cell table:style-name="Table3.A2" office:value-type="string">
            <text:p text:style-name="P3">Asc</text:p>
          </table:table-cell>
          <table:table-cell table:style-name="Table3.A2" office:value-type="string">
            <text:p text:style-name="P3">B = Asc(string)</text:p>
            <text:p text:style-name="P3">B = Asc(string, position) </text:p>
          </table:table-cell>
          <table:table-cell table:style-name="Table3.C2" office:value-type="string">
            <text:p text:style-name="P3">Returns the character code of the first character in a string as a uninteger, or the character code of character at position. </text:p>
          </table:table-cell>
        </table:table-row>
        <table:table-row>
          <table:table-cell table:style-name="Table3.A2" office:value-type="string">
            <text:p text:style-name="P3">Bin </text:p>
          </table:table-cell>
          <table:table-cell table:style-name="Table3.A2" office:value-type="string">
            <text:p text:style-name="P3">B = Bin(number) </text:p>
            <text:p text:style-name="P3">B = Bin(number, digits) </text:p>
          </table:table-cell>
          <table:table-cell table:style-name="Table3.C2" office:value-type="string">
            <text:p text:style-name="P3">Returns the binary form of number as a string. Can optionally return only number of digits. </text:p>
          </table:table-cell>
        </table:table-row>
        <table:table-row>
          <table:table-cell table:style-name="Table3.A2" office:value-type="string">
            <text:p text:style-name="P3">Chr</text:p>
          </table:table-cell>
          <table:table-cell table:style-name="Table3.A2" office:value-type="string">
            <text:p text:style-name="P3">B = Chr(code) </text:p>
            <text:p text:style-name="P3">B = Chr(code, code, ...) </text:p>
          </table:table-cell>
          <table:table-cell table:style-name="Table3.C2" office:value-type="string">
            <text:p text:style-name="P3">Returns the character represented by ASCII Code. If multiple codes are passed to Chr, the function will return a string of characters. </text:p>
          </table:table-cell>
        </table:table-row>
        <table:table-row>
          <table:table-cell table:style-name="Table3.A2" office:value-type="string">
            <text:p text:style-name="P3">Hex</text:p>
          </table:table-cell>
          <table:table-cell table:style-name="Table3.A2" office:value-type="string">
            <text:p text:style-name="P3">B = Hex(number) </text:p>
            <text:p text:style-name="P3">B = Hex(number, digits) </text:p>
          </table:table-cell>
          <table:table-cell table:style-name="Table3.C2" office:value-type="string">
            <text:p text:style-name="P3">Returns the hexadecimal form of number as a string.Can optionally return only number of digits. </text:p>
          </table:table-cell>
        </table:table-row>
        <table:table-row>
          <table:table-cell table:style-name="Table3.A2" office:value-type="string">
            <text:p text:style-name="P3">Instr</text:p>
          </table:table-cell>
          <table:table-cell table:style-name="Table3.A2" office:value-type="string">
            <text:p text:style-name="P3">B = Instr(string, substring) </text:p>
            <text:p text:style-name="P3">B = Instr(start, string, </text:p>
          </table:table-cell>
          <table:table-cell table:style-name="Table3.C2" office:value-type="string">
            <text:p text:style-name="P3">Will accept an optional start position. If substring is not found, 0 is returned. Returns the position of substring within string as an substring) integer. </text:p>
          </table:table-cell>
        </table:table-row>
        <table:table-row>
          <table:table-cell table:style-name="Table3.A2" office:value-type="string">
            <text:p text:style-name="P3">Lcase</text:p>
          </table:table-cell>
          <table:table-cell table:style-name="Table3.A2" office:value-type="string">
            <text:p text:style-name="P3">B = Lcase(string) </text:p>
          </table:table-cell>
          <table:table-cell table:style-name="Table3.C2" office:value-type="string">
            <text:p text:style-name="P3">Converts string to all lowercase. </text:p>
          </table:table-cell>
        </table:table-row>
        <table:table-row>
          <table:table-cell table:style-name="Table3.A2" office:value-type="string">
            <text:p text:style-name="P3">Left</text:p>
          </table:table-cell>
          <table:table-cell table:style-name="Table3.A2" office:value-type="string">
            <text:p text:style-name="P3">B = Left(string, number)</text:p>
          </table:table-cell>
          <table:table-cell table:style-name="Table3.C2" office:value-type="string">
            <text:p text:style-name="P3"><text:s/>Returns the leftmost number of characters from string. </text:p>
          </table:table-cell>
        </table:table-row>
        <text:soft-page-break/>
        <table:table-row>
          <table:table-cell table:style-name="Table3.A2" office:value-type="string">
            <text:p text:style-name="P3">Len</text:p>
          </table:table-cell>
          <table:table-cell table:style-name="Table3.A2" office:value-type="string">
            <text:p text:style-name="P3">B = Len(string) </text:p>
            <text:p text:style-name="P3">B = Len(data_type)</text:p>
          </table:table-cell>
          <table:table-cell table:style-name="Table3.C2" office:value-type="string">
            <text:p text:style-name="P3"><text:s/>Returns the length of a string or the length of a numeric data type. </text:p>
          </table:table-cell>
        </table:table-row>
        <table:table-row>
          <table:table-cell table:style-name="Table3.A2" office:value-type="string">
            <text:p text:style-name="P3">Lset</text:p>
          </table:table-cell>
          <table:table-cell table:style-name="Table3.A2" office:value-type="string">
            <text:p text:style-name="P3">Lset(string_variable, string) </text:p>
          </table:table-cell>
          <table:table-cell table:style-name="Table3.C2" office:value-type="string">
            <text:p text:style-name="P3">Left justifies string within string variable. </text:p>
          </table:table-cell>
        </table:table-row>
        <table:table-row>
          <table:table-cell table:style-name="Table3.A2" office:value-type="string">
            <text:p text:style-name="P3">Ltrim</text:p>
          </table:table-cell>
          <table:table-cell table:style-name="Table3.A2" office:value-type="string">
            <text:p text:style-name="P3">B = Ltrim(string) </text:p>
            <text:p text:style-name="P3">B = Ltrim(string, trimset) </text:p>
            <text:p text:style-name="P3">B = Ltrim(string, ANY trimset) </text:p>
          </table:table-cell>
          <table:table-cell table:style-name="Table3.C2" office:value-type="string">
            <text:p text:style-name="P3">The first format will trim all spaces from left side of string. The second format will trim characters from left side of string if they exactly match trimset. The third format will trim characters from left side of string if they match any in trimset. </text:p>
          </table:table-cell>
        </table:table-row>
        <table:table-row>
          <table:table-cell table:style-name="Table3.A2" office:value-type="string">
            <text:p text:style-name="P3">Mid (Function) </text:p>
          </table:table-cell>
          <table:table-cell table:style-name="Table3.A2" office:value-type="string">
            <text:p text:style-name="P3">B = Mid(string, start) </text:p>
            <text:p text:style-name="P3">B = Mid(string, start, length) </text:p>
          </table:table-cell>
          <table:table-cell table:style-name="Table3.C2" office:value-type="string">
            <text:p text:style-name="P3">Returns a substring from string starting at start to the end of the string, or of length. </text:p>
          </table:table-cell>
        </table:table-row>
        <table:table-row>
          <table:table-cell table:style-name="Table3.A2" office:value-type="string">
            <text:p text:style-name="P3">Mid (Statement) </text:p>
          </table:table-cell>
          <table:table-cell table:style-name="Table3.A2" office:value-type="string">
            <text:p text:style-name="P3">Mid(string, start) = B</text:p>
            <text:p text:style-name="P3">Mid(string, start, length) = B </text:p>
          </table:table-cell>
          <table:table-cell table:style-name="Table3.C2" office:value-type="string">
            <text:p text:style-name="P3">Copies contents of B into string starting at start for length. The current characters in string are replaced. If no length is given, all of B is inserted. </text:p>
          </table:table-cell>
        </table:table-row>
        <table:table-row>
          <table:table-cell table:style-name="Table3.A2" office:value-type="string">
            <text:p text:style-name="P3">Oct </text:p>
          </table:table-cell>
          <table:table-cell table:style-name="Table3.A2" office:value-type="string">
            <text:p text:style-name="P3">B = Oct(number) </text:p>
            <text:p text:style-name="P3">B = Oct(number, digits)</text:p>
          </table:table-cell>
          <table:table-cell table:style-name="Table3.C2" office:value-type="string">
            <text:p text:style-name="P3"><text:s/>Returns the octal form of number as a string. Can optionally return only number of digits. Right B = Right(string, number) Returns the rightmost number of characters from string. </text:p>
          </table:table-cell>
        </table:table-row>
        <table:table-row>
          <table:table-cell table:style-name="Table3.A2" office:value-type="string">
            <text:p text:style-name="P3">Rset </text:p>
          </table:table-cell>
          <table:table-cell table:style-name="Table3.A2" office:value-type="string">
            <text:p text:style-name="P3">Rset(string_variable, string) </text:p>
          </table:table-cell>
          <table:table-cell table:style-name="Table3.C2" office:value-type="string">
            <text:p text:style-name="P3">Right justifies string within string variable. </text:p>
          </table:table-cell>
        </table:table-row>
        <table:table-row>
          <table:table-cell table:style-name="Table3.A2" office:value-type="string">
            <text:p text:style-name="P3">Rtrim</text:p>
          </table:table-cell>
          <table:table-cell table:style-name="Table3.A2" office:value-type="string">
            <text:p text:style-name="P3">B = Rtrim(string) </text:p>
            <text:p text:style-name="P3">B = Rtrim(string, trimset) </text:p>
            <text:p text:style-name="P3">B = Rtrim(string, ANYtrimset) </text:p>
          </table:table-cell>
          <table:table-cell table:style-name="Table3.C2" office:value-type="string">
            <text:p text:style-name="P3">The first format will trim all spaces from right side of string. The second format will trim characters from right side of <text:soft-page-break/>string if they exactly match trimset. The third format will trim characters from right side of string. if they match any in trimset. </text:p>
          </table:table-cell>
        </table:table-row>
        <table:table-row>
          <table:table-cell table:style-name="Table3.A2" office:value-type="string">
            <text:p text:style-name="P3">Space </text:p>
          </table:table-cell>
          <table:table-cell table:style-name="Table3.A2" office:value-type="string">
            <text:p text:style-name="P3">B = Space(number) <text:s/></text:p>
          </table:table-cell>
          <table:table-cell table:style-name="Table3.C2" office:value-type="string">
            <text:p text:style-name="P3">Returns a string with number of spaces.</text:p>
          </table:table-cell>
        </table:table-row>
        <table:table-row>
          <table:table-cell table:style-name="Table3.A2" office:value-type="string">
            <text:p text:style-name="P4"><text:span text:style-name="T1">String </text:span></text:p>
          </table:table-cell>
          <table:table-cell table:style-name="Table3.A2" office:value-type="string">
            <text:p text:style-name="P4"><text:span text:style-name="T1">B = String(number, code) </text:span></text:p>
            <text:p text:style-name="P4"><text:span text:style-name="T1">B = String(number, string) </text:span></text:p>
          </table:table-cell>
          <table:table-cell table:style-name="Table3.C2" office:value-type="string">
            <text:p text:style-name="P4"><text:span text:style-name="T1">String will return a string with number of characters that correspond to the ascii character code or the first character of string. </text:span></text:p>
          </table:table-cell>
        </table:table-row>
        <table:table-row>
          <table:table-cell table:style-name="Table3.A2" office:value-type="string">
            <text:p text:style-name="P3">Trim </text:p>
          </table:table-cell>
          <table:table-cell table:style-name="Table3.A2" office:value-type="string">
            <text:p text:style-name="P3">B = Trim(string) </text:p>
            <text:p text:style-name="P3">B = Trim(string, trimset) </text:p>
            <text:p text:style-name="P3">B = Trim(string, ANYtrimset) </text:p>
          </table:table-cell>
          <table:table-cell table:style-name="Table3.C2" office:value-type="string">
            <text:p text:style-name="P3">The first format will trim all spaces from left and right side of string. The second format will trim characters from left and right side of string. if they exactly match trimset. The third format will trim characters from left and right side of string if they match any in trimset.</text:p>
          </table:table-cell>
        </table:table-row>
        <table:table-row>
          <table:table-cell table:style-name="Table3.A2" office:value-type="string">
            <text:p text:style-name="P3">Ucase </text:p>
          </table:table-cell>
          <table:table-cell table:style-name="Table3.A2" office:value-type="string">
            <text:p text:style-name="P3">B = Ucase(string) </text:p>
          </table:table-cell>
          <table:table-cell table:style-name="Table3.C2" office:value-type="string">
            <text:p text:style-name="P3">Converts string to all uppercase. </text:p>
          </table:table-cell>
        </table:table-row>
      </table:table>
      <text:p text:style-name="P1"/>
      <text:p text:style-name="P1">Table 9.2: FreeBasic String Functions </text:p>
      <text:p text:style-name="P1"/>
      <text:h text:style-name="P5" text:outline-level="2">Len Versus Sizeof </text:h>
      <text:p text:style-name="P1"/>
      <text:p text:style-name="P1">For numeric data types, Len and Sizeof both return the size of the data type. For string data types, Len returns the length of the string data and Sizeof returns the datatype size. The following program illustrates the differences in the two functions. </text:p>
      <text:p text:style-name="P1"/>
      <text:p text:style-name="P1"><text:soft-page-break/>'declare some string variables </text:p>
      <text:p text:style-name="P1">Dim myDynaString as String </text:p>
      <text:p text:style-name="P1">Dim myFixedString as String * 20 </text:p>
      <text:p text:style-name="P1">Dim myZString as ZString * 30 </text:p>
      <text:p text:style-name="P1">Dim myWString as WString * 30 </text:p>
      <text:p text:style-name="P1">'add some data </text:p>
      <text:p text:style-name="P1">myDynaString = "Hello World From FreeBasic!" </text:p>
      <text:p text:style-name="P1">myFixedString = "Hello World!" </text:p>
      <text:p text:style-name="P1">myZString = "Hello World From FreeBasic!" </text:p>
      <text:p text:style-name="P1">myWString = "Hello World From FreeBasic!" </text:p>
      <text:p text:style-name="P1">Print "Dynamic string: ";myDynaString </text:p>
      <text:p text:style-name="P1">Print "Fixed string: ";myFixedString </text:p>
      <text:p text:style-name="P1">Print "Zstring: ";myZString </text:p>
      <text:p text:style-name="P1">Print "Wstring: ";myWString </text:p>
      <text:p text:style-name="P1">Print </text:p>
      <text:p text:style-name="P1">'print out the lengths of strings </text:p>
      <text:p text:style-name="P1">Print "Length of Dynamic String is";Len(myDynaString);" byte(s)." </text:p>
      <text:p text:style-name="P1">Print "Length of Fixed String";Len(myFixedString);" byte(s)." </text:p>
      <text:p text:style-name="P1">Print "Length of ZString is";Len(myZString);" byte(s)." </text:p>
      <text:p text:style-name="P1">Print "Length of WString is";Len(myWString);" byte(s)." </text:p>
      <text:p text:style-name="P1">Print </text:p>
      <text:p text:style-name="P1">'print out the variable size </text:p>
      <text:p text:style-name="P1">Print "Size of Dynamic String is";SizeOf(myDynaString);" byte(s)." </text:p>
      <text:p text:style-name="P1">Print "Size of Fixed String";SizeOf(myFixedString);" byte(s)." </text:p>
      <text:p text:style-name="P1">Print "Size of ZString is";SizeOf(myZString);" byte(s)." </text:p>
      <text:p text:style-name="P1">Print "Size of WString is";SizeOf(myWString);" byte(s)." </text:p>
      <text:p text:style-name="P1">'wait for keypress </text:p>
      <text:p text:style-name="P1">Sleep </text:p>
      <text:p text:style-name="P1">End </text:p>
      <text:p text:style-name="P1"/>
      <text:p text:style-name="P1"/>
      <text:p text:style-name="P1">Listing 9.4: strtype.bas </text:p>
      <text:p text:style-name="P1"/>
      <text:p text:style-name="P1"><text:tab/>Analysis: Lines 4 through 7 dimension a string of each type. Lines 10 through 13initialize the string variables with some string data. Lines 15 through 18 print out the string data for reference. Lines 22 through 25 use the Len function to print out the length of the actual string data. Lines 29 through 32 use <text:soft-page-break/>the Sizeof function to print out the length of the data types. The program is closed in the usual manner. </text:p>
      <text:p text:style-name="P1"/>
      <text:p text:style-name="P1">Running the program should produce the following output. </text:p>
      <text:p text:style-name="P1"/>
      <text:p text:style-name="P1">Dynamic string: Hello World From FreeBasic! </text:p>
      <text:p text:style-name="P1">Fixed string: Hello World! </text:p>
      <text:p text:style-name="P1">Zstring: Hello World From FreeBasic! </text:p>
      <text:p text:style-name="P1">Wstring: Hello World From FreeBasic! </text:p>
      <text:p text:style-name="P1"/>
      <text:p text:style-name="P1">Length of Dynamic String is 27 byte(s). </text:p>
      <text:p text:style-name="P1">Length of Fixed String 20 byte(s). </text:p>
      <text:p text:style-name="P1">Length of ZString is 27 byte(s). </text:p>
      <text:p text:style-name="P1">Length of WString is 27 byte(s). </text:p>
      <text:p text:style-name="P1"/>
      <text:p text:style-name="P1">Size of Dynamic String is 12 byte(s). </text:p>
      <text:p text:style-name="P1">Size of Fixed String 21 byte(s). </text:p>
      <text:p text:style-name="P1">Size of ZString is 30 byte(s). </text:p>
      <text:p text:style-name="P1">Size of WString is 60 byte(s). </text:p>
      <text:p text:style-name="P1"/>
      <text:p text:style-name="P1"/>
      <text:p text:style-name="P1">Output 9.4: Output of stringtype.bas </text:p>
      <text:p text:style-name="P1"/>
      <text:p text:style-name="P1">As you can see from the output, Len and Sizeof return different values. The Len function automatically dereferences the string variables and returns the length of the actual string, while the Sizeof function returns the length of the string variable itself. For a dynamic string, Sizeof returns the length of the string descriptor. The string descriptor contains a pointer to a Zstring (4 bytes), an integer containing the length of the string (4bytes) and an integer that contains the size of the current allocation (4 bytes) which total to 12 bytes. For fixed length string and for Zstrings, Sizeof returns the dimensioned sizeof the variable. For a Wstring, the size is twice the dimensioned value because a Wstring uses 16-bit characters rather than 8-bit characters. The Sizeof function is useful for </text:p>
      <text:p text:style-name="P1">determining the allocation size of fixed length strings, fixed allocation Zstrings and fixed allocation Wstrings so that you do not inadvertently lose data by trying to initialize the variable with more data than it can hold. Dynamic strings can contain variable length data so Sizeof is rarely used with dynamic strings. </text:p>
      <text:p text:style-name="P1"><text:soft-page-break/></text:p>
      <text:h text:style-name="P5" text:outline-level="2">Using String Functions with Zstring Pointers </text:h>
      <text:p text:style-name="P1"/>
      <text:p text:style-name="P1">There will be times when you will need to use a string function with a Zstring pointer. If you try to use the pointer with directly with a string function you will receive a Type Mismatch error from the compiler. What you need to do is to dereference the pointer when passing the Zstring to a string function so that the function can access the string data directly. The following program illustrates this concept. </text:p>
      <text:p text:style-name="P1"/>
      <text:p text:style-name="P1">Dim myZstring As Zstring Ptr </text:p>
      <text:p text:style-name="P1">myZstring = Callocate(10, Sizeof(Byte)) </text:p>
      <text:p text:style-name="P1">*myZstring = "Hello FB!" </text:p>
      <text:p text:style-name="P1">Print "F is at position";Instr(*myZstring, "F") </text:p>
      <text:p text:style-name="P1">Deallocate myZstring </text:p>
      <text:p text:style-name="P1">Sleep </text:p>
      <text:p text:style-name="P1">End </text:p>
      <text:p text:style-name="P1"/>
      <text:p text:style-name="P1"/>
      <text:p text:style-name="P1">Listing 9.5: zstringfunc.bas </text:p>
      <text:p text:style-name="P1"/>
      <text:p text:style-name="P1"><text:tab/>Analysis: Line 3 dimensions a Zstring pointer, myZstring. Line 5 allocates some space for the string data in line 6. Line 8 uses the Instr function to determine the position </text:p>
      <text:p text:style-name="P1"/>
      <text:p text:style-name="P1"/>
      <text:p text:style-name="P1">of the F character in the string and prints the position to the screen. Notice that the dereference operator is used inside the function with myZstring so that Instr has access to the string data. Line 10 deallocates the memory assigned to the variable. The program is then closed in the usual way. </text:p>
      <text:p text:style-name="P1"/>
      <text:p text:style-name="P1">When you run the program you should see the following output. </text:p>
      <text:p text:style-name="P1"/>
      <text:p text:style-name="P1">F is at position 7 </text:p>
      <text:p text:style-name="P1"/>
      <text:p text:style-name="P1"/>
      <text:p text:style-name="P1"><text:soft-page-break/>Output 9.5: Output of zstringfunc.bas </text:p>
      <text:p text:style-name="P1"/>
      <text:p text:style-name="P1">This technique only applies to a Zstring pointer. A fixed length Zstring can be passed directly to the string functions with no need to dereference the variable. </text:p>
      <text:p text:style-name="P1"/>
      <text:h text:style-name="P5" text:outline-level="2">The MK* and CV* String Functions </text:h>
      <text:p text:style-name="P1"/>
      <text:p text:style-name="P1">There are times when you will want to save numeric data to a disk file, such as when you are creating your own database system. Saving numeric data as strings can be problematic since the string representation of the data can vary. Once solution to this problem is to use the various MK* functions which convert the binary representation of a number into a string, and CV* functions which convert the string back into a number. The advantage of using these functions is consistent numeric representation; an integer is converted into a 4-byte string, a double is converted into an 8-byte string. This makes saving and reading binary data from the disk quite easy. The following table lists the MK*</text:p>
      <text:p text:style-name="P1">and CV* functions. </text:p>
      <text:p text:style-name="P1"/>
      <text:p text:style-name="P1">Function Syntax Comment </text:p>
      <text:p text:style-name="P1">Mkd B = Mkd(number) Converts a double-type number to a string with length of 8 bytes. </text:p>
      <text:p text:style-name="P1">Mki B = Mki(number) Converts an integer-type number to a string with length of 4 bytes. </text:p>
      <text:p text:style-name="P1">Mkl B = Mkl(number) Converts a long-type number to a string with length of 4 bytes. </text:p>
      <text:p text:style-name="P1">Mklongint B = Mklongint Converts a longint-type number to a string with length of 8 bytes. </text:p>
      <text:p text:style-name="P1">Mks B = Mks(number) Converts a single-type number to a string with length of 4 bytes. </text:p>
      <text:p text:style-name="P1">Mkshort B = Mkshort Converts a short-type number to a string with length of 2 bytes. </text:p>
      <text:p text:style-name="P1">Cvd B = Cvd(string) Converts an 8 byte string </text:p>
      <text:p text:style-name="P1"/>
      <text:p text:style-name="P1"/>
      <text:p text:style-name="P1">Function Syntax Comment </text:p>
      <text:p text:style-name="P1">created with Mkd into a </text:p>
      <text:p text:style-name="P1"><text:soft-page-break/>double-type number. </text:p>
      <text:p text:style-name="P1">Cvi B = Cvi(string) Converts a 4 byte string created with Mki into an </text:p>
      <text:p text:style-name="P1">integer-type number. </text:p>
      <text:p text:style-name="P1">Cvl B = Cvl(sring) Converts a 4 byte string created with Mkl into an </text:p>
      <text:p text:style-name="P1">integer-type number. </text:p>
      <text:p text:style-name="P1">Cvlongint B = Cvlongint(string) Converts an 8 byte string created with Mklongint into a longint-type number. </text:p>
      <text:p text:style-name="P1">Cvs B = Cvs(string) Converts a 4 byte string created with Mks into a </text:p>
      <text:p text:style-name="P1">single-type number. </text:p>
      <text:p text:style-name="P1">Cvshort B = Cvshort(string) Converts a 2 byte string created with Mkshort into a </text:p>
      <text:p text:style-name="P1">short-type number. </text:p>
      <text:p text:style-name="P1"/>
      <text:p text:style-name="P1">Table 9.3: MK* and CV* String Conversion Functions </text:p>
      <text:p text:style-name="P1"/>
      <text:p text:style-name="P1">The following program shows how to use the functions. </text:p>
      <text:p text:style-name="P1"/>
      <text:p text:style-name="P1">1 </text:p>
      <text:p text:style-name="P1">2 </text:p>
      <text:p text:style-name="P1">3 </text:p>
      <text:p text:style-name="P1">4 </text:p>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text:soft-page-break/>21 </text:p>
      <text:p text:style-name="P1">22 </text:p>
      <text:p text:style-name="P1"/>
      <text:p text:style-name="P1"/>
      <text:p text:style-name="P1">Option Explicit </text:p>
      <text:p text:style-name="P1"/>
      <text:p text:style-name="P1"/>
      <text:p text:style-name="P1">'Create some numeric variables </text:p>
      <text:p text:style-name="P1">Dim As Integer myInt, myIntC, i </text:p>
      <text:p text:style-name="P1">Dim As Double myDbl, myDblC </text:p>
      <text:p text:style-name="P1">'Create some string variables </text:p>
      <text:p text:style-name="P1">Dim As String mySInt, mySDbl </text:p>
      <text:p text:style-name="P1"/>
      <text:p text:style-name="P1"/>
      <text:p text:style-name="P1">'Load some data </text:p>
      <text:p text:style-name="P1">myInt = 10 </text:p>
      <text:p text:style-name="P1">myDbl = 254.56 </text:p>
      <text:p text:style-name="P1">Print "Integer: ";myInt </text:p>
      <text:p text:style-name="P1">Print "Double: ";myDbl </text:p>
      <text:p text:style-name="P1">Print </text:p>
      <text:p text:style-name="P1">'Convert to strings </text:p>
      <text:p text:style-name="P1">mySInt = Mki(myInt) </text:p>
      <text:p text:style-name="P1">mySDbl = Mkd(myDbl) </text:p>
      <text:p text:style-name="P1">Print </text:p>
      <text:p text:style-name="P1">'Print out values </text:p>
      <text:p text:style-name="P1">Print "Mki: "; </text:p>
      <text:p text:style-name="P1">For i = 1 To Len(mySInt)</text:p>
      <text:p text:style-name="P1"/>
      <text:p text:style-name="P1"/>
      <text:p text:style-name="P1"><text:s/>Print Asc(Mid(mySInt, i, 1));" "; </text:p>
      <text:p text:style-name="P1"/>
      <text:p text:style-name="P1"/>
      <text:p text:style-name="P1"/>
      <text:p text:style-name="P1">23 </text:p>
      <text:p text:style-name="P1">24 </text:p>
      <text:p text:style-name="P1">25 </text:p>
      <text:p text:style-name="P1">26 </text:p>
      <text:p text:style-name="P1"><text:soft-page-break/>27 </text:p>
      <text:p text:style-name="P1">28 </text:p>
      <text:p text:style-name="P1">29 </text:p>
      <text:p text:style-name="P1">30 </text:p>
      <text:p text:style-name="P1">31 </text:p>
      <text:p text:style-name="P1">32 </text:p>
      <text:p text:style-name="P1">33 </text:p>
      <text:p text:style-name="P1">34 </text:p>
      <text:p text:style-name="P1">35 </text:p>
      <text:p text:style-name="P1">36 </text:p>
      <text:p text:style-name="P1">37 </text:p>
      <text:p text:style-name="P1">38 </text:p>
      <text:p text:style-name="P1"/>
      <text:p text:style-name="P1"/>
      <text:p text:style-name="P1">Next </text:p>
      <text:p text:style-name="P1"/>
      <text:p text:style-name="P1"/>
      <text:p text:style-name="P1">Print </text:p>
      <text:p text:style-name="P1"/>
      <text:p text:style-name="P1"/>
      <text:p text:style-name="P1">Print "Mkd: "; </text:p>
      <text:p text:style-name="P1"/>
      <text:p text:style-name="P1"/>
      <text:p text:style-name="P1">For i = 1 To Len(mySDbl) </text:p>
      <text:p text:style-name="P1">Print Asc(Mid(mySDbl, i, 1));" "; </text:p>
      <text:p text:style-name="P1"/>
      <text:p text:style-name="P1"/>
      <text:p text:style-name="P1">Next </text:p>
      <text:p text:style-name="P1"/>
      <text:p text:style-name="P1"/>
      <text:p text:style-name="P1">Print </text:p>
      <text:p text:style-name="P1"/>
      <text:p text:style-name="P1"/>
      <text:p text:style-name="P1">'Convert back to numbers </text:p>
      <text:p text:style-name="P1"/>
      <text:p text:style-name="P1"/>
      <text:p text:style-name="P1">myIntC = Cvi(mySInt) </text:p>
      <text:p text:style-name="P1"><text:soft-page-break/></text:p>
      <text:p text:style-name="P1"/>
      <text:p text:style-name="P1">myDblC = Cvd(mySDbl) </text:p>
      <text:p text:style-name="P1"/>
      <text:p text:style-name="P1"/>
      <text:p text:style-name="P1">Print </text:p>
      <text:p text:style-name="P1"/>
      <text:p text:style-name="P1"/>
      <text:p text:style-name="P1">Print "Cvi: ";myIntC </text:p>
      <text:p text:style-name="P1"/>
      <text:p text:style-name="P1"/>
      <text:p text:style-name="P1">Print "Cvd: ";myDblC </text:p>
      <text:p text:style-name="P1"/>
      <text:p text:style-name="P1"/>
      <text:p text:style-name="P1">Sleep </text:p>
      <text:p text:style-name="P1">End </text:p>
      <text:p text:style-name="P1"/>
      <text:p text:style-name="P1"/>
      <text:p text:style-name="P1">Listing 9.6: mkcv.bas </text:p>
      <text:p text:style-name="P1"/>
      <text:p text:style-name="P1"><text:tab/>Analysis: Line 4 creates three integer-type variables, myInt which will contain the initial integer value, myIntC which will contain the numeric value after the Cvi conversion and i which is a variable that will be used in the following For loop. Line 5 create two double-type variables, myDbl which will contain the initial double value and myDblC which will contain the Cvd conversion value. Line 7 creates two string variables, mySInt and mySDbl which will contain the Mki and Mkd string conversion values respectively. </text:p>
      <text:p text:style-name="P1"/>
      <text:p text:style-name="P1">Lines 10 and 11 set the initial values of the variables and lines 12 and 13 print out those values for reference. Lines 16 and 17 convert the integer and double values to binary string representations using the Mki and Mkd functions. Line 21 through 23 printout the ASCII code values for the converted integer string. The Len function is used to determine the length of the string, which in the case of the integer will be four bytes. The ascii codes are print rather than the characters since the string is a binary representation of the integer value and some of the characters will not be visible on the screen. Lines 26through 28 print out the character values for the converted double-type value. </text:p>
      <text:p text:style-name="P1"><text:soft-page-break/></text:p>
      <text:p text:style-name="P1">Lines 31 and 32 convert the string representations back into numeric values which are printed to the screen in lines 34 and 35. </text:p>
      <text:p text:style-name="P1"/>
      <text:p text:style-name="P1">When you run the program you should see the following output. </text:p>
      <text:p text:style-name="P1"/>
      <text:p text:style-name="P1">Integer: 10 </text:p>
      <text:p text:style-name="P1"/>
      <text:p text:style-name="P1"/>
      <text:p text:style-name="P1">Double: 254.56 </text:p>
      <text:p text:style-name="P1"/>
      <text:p text:style-name="P1"/>
      <text:p text:style-name="P1">Mki: 10 0 0 0 </text:p>
      <text:p text:style-name="P1"/>
      <text:p text:style-name="P1"/>
      <text:p text:style-name="P1">Mkd: 82 184 30 133 235 209 111 64 </text:p>
      <text:p text:style-name="P1"/>
      <text:p text:style-name="P1"/>
      <text:p text:style-name="P1"/>
      <text:p text:style-name="P1">Cvi: 10 </text:p>
      <text:p text:style-name="P1"/>
      <text:p text:style-name="P1"/>
      <text:p text:style-name="P1">Cvd: 254.56 </text:p>
      <text:p text:style-name="P1"/>
      <text:p text:style-name="P1"/>
      <text:p text:style-name="P1">Output 9.6: Output of mkcv.bas </text:p>
      <text:p text:style-name="P1"/>
      <text:p text:style-name="P1">You can see from the output that the Mk* functions create an exact binary representation of the numeric values. Since the Mk* functions create strings that are the same length as their numeric counterparts, you have a very consistent representation of the numbers. This makes these functions quite useful when creating variable length records that will be stored on the disk. </text:p>
      <text:p text:style-name="P1"/>
      <text:p text:style-name="P1">If your program requires fixed-length records, you can use a Type definition to create disk records. This technique will be covered in the chapter on file handling. </text:p>
      <text:p text:style-name="P1"/>
      <text:h text:style-name="P5" text:outline-level="2"><text:soft-page-break/>Numeric String Conversion Functions </text:h>
      <text:p text:style-name="P1"/>
      <text:p text:style-name="P1">You find as you write programs that there are instances where you need to convert a text string such as “124.5” into a number, and the number 124.5 into a string.</text:p>
      <text:p text:style-name="P1">FreeBasic has several conversion functions that can be used to accomplish these tasks. </text:p>
      <text:p text:style-name="P1"/>
      <text:p text:style-name="P1">Function Syntax Comment </text:p>
      <text:p text:style-name="P1">Format B = Format(number,</text:p>
      <text:p text:style-name="P1">format_string) </text:p>
      <text:p text:style-name="P1">Returns a formatted </text:p>
      <text:p text:style-name="P1">number. You must include </text:p>
      <text:p text:style-name="P1">"vbcompat.bi" in your program to use this function. </text:p>
      <text:p text:style-name="P1">Str B = Str(number) Converts a numeric </text:p>
      <text:p text:style-name="P1">expression to a string representation. That is, 145will become “145”. </text:p>
      <text:p text:style-name="P1">Val B = Val(string) Converts a string to a double value. The Val </text:p>
      <text:p text:style-name="P1">functions will convert from </text:p>
      <text:p text:style-name="P1">left to right, ending at the first non-numeric character. </text:p>
      <text:p text:style-name="P1">Valint B = Valint(string) Converts a string to an integer value. </text:p>
      <text:p text:style-name="P1">Vallng B = Vallng(string) Converts a string to a long integer value. </text:p>
      <text:p text:style-name="P1">Valuint B = Valuint(string) Converts a string to an unsigned integer value. </text:p>
      <text:p text:style-name="P1">Valulong B = Valulong(string) Converts a string to an unsigned long integer value. </text:p>
      <text:p text:style-name="P1"/>
      <text:p text:style-name="P1">Table 9.4: Numeric String Functions </text:p>
      <text:p text:style-name="P1"/>
      <text:p text:style-name="P1"/>
      <text:p text:style-name="P1">These functions work just like the Mk* and Cv* functions, except that these functions work with text representations of the numeric values rather than binary representations. A common usage of these functions is in reading text files that contain text numbers, such as ini files, and the text needs to be converted to a number, and then </text:p>
      <text:p text:style-name="P1">back to a string for output to the disk. They are also useful for getting input from the user, a technique you will see in the chapter on the console functions. </text:p>
      <text:p text:style-name="P1"/>
      <text:p text:style-name="P1"><text:soft-page-break/>The Format function is a general purpose function that can format numbers, date sand time. A separate chapter is devoted to using the Format function. </text:p>
      <text:p text:style-name="P1"/>
      <text:h text:style-name="P5" text:outline-level="2">Wide String Functions </text:h>
      <text:p text:style-name="P1"/>
      <text:p text:style-name="P1">Since wide strings contain 16-bit characters, there are a few string functions that work specifically with wide strings. The functions listed in the following table behave in the same manner as their 8-bit counterparts. </text:p>
      <text:p text:style-name="P1"/>
      <text:p text:style-name="P1">Function Syntax Comment </text:p>
      <text:p text:style-name="P1">Wbin B = Wbin(number) </text:p>
      <text:p text:style-name="P1">B = Wbin(number, digits) </text:p>
      <text:p text:style-name="P1">Returns the binary form of number as a wide string.</text:p>
      <text:p text:style-name="P1">Can optionally return only number of digits. </text:p>
      <text:p text:style-name="P1">Wchr B = Wchr(unicode) </text:p>
      <text:p text:style-name="P1">B = Wchr(unicode, unicode,</text:p>
      <text:p text:style-name="P1">...) </text:p>
      <text:p text:style-name="P1">Returns the character </text:p>
      <text:p text:style-name="P1">represented by Unicode. If multiple codes are passed to Wchr, the function will </text:p>
      <text:p text:style-name="P1">return a string of unicode characters. </text:p>
      <text:p text:style-name="P1">Whex B = Whex(number) </text:p>
      <text:p text:style-name="P1">B = Whex(number, digits) </text:p>
      <text:p text:style-name="P1">Returns the hexadecimal </text:p>
      <text:p text:style-name="P1">form of number as a wide </text:p>
      <text:p text:style-name="P1">string. Can optionally return only number of digits. </text:p>
      <text:p text:style-name="P1">Woct B = Woct(number) </text:p>
      <text:p text:style-name="P1">B = Woct(number, digits) </text:p>
      <text:p text:style-name="P1">Returns the octal form of </text:p>
      <text:p text:style-name="P1">number as a wide string.</text:p>
      <text:p text:style-name="P1">Can optionally return only number of digits. </text:p>
      <text:p text:style-name="P1">Wspace B = Wspace(number) Returns a wide string with number of spaces. </text:p>
      <text:p text:style-name="P1">Wstr B = Wstr(number) </text:p>
      <text:p text:style-name="P1">B = Wstr(ASCII_string) </text:p>
      <text:p text:style-name="P1">The first form of Wstr will </text:p>
      <text:p text:style-name="P1">return a wide string resprestation of a number.</text:p>
      <text:p text:style-name="P1"><text:soft-page-break/>The second form will </text:p>
      <text:p text:style-name="P1">convert an ASCII string to a Unicode string. </text:p>
      <text:p text:style-name="P1">Wstring B = Wstring(number, code) </text:p>
      <text:p text:style-name="P1">B = Wstring(number, string) </text:p>
      <text:p text:style-name="P1">String will return a wide string with number of characters that correspond to the ASCII character code </text:p>
      <text:p text:style-name="P1">or the first character of </text:p>
      <text:p text:style-name="P1">string. </text:p>
      <text:p text:style-name="P1"/>
      <text:p text:style-name="P1"/>
      <text:p text:style-name="P1">Table 9.5: Wide String Functions </text:p>
      <text:p text:style-name="P1"/>
      <text:p text:style-name="P1">The wide string functions work in the same manner as their regular string </text:p>
      <text:p text:style-name="P1">counterparts. </text:p>
      <text:p text:style-name="P1"/>
      <text:h text:style-name="P5" text:outline-level="2">String Operators </text:h>
      <text:p text:style-name="P1"/>
      <text:p text:style-name="P1">There are two string operators &amp; and + which concatenate two or more strings </text:p>
      <text:p text:style-name="P1">together. &amp; is preferred over + since &amp; will automatically convert the operands to strings, </text:p>
      <text:p text:style-name="P1">where + will not. </text:p>
      <text:p text:style-name="P1"/>
      <text:h text:style-name="P5" text:outline-level="2">CRT Character and String Functions </text:h>
      <text:p text:style-name="P1"/>
      <text:p text:style-name="P1">The C Runtime Library has a number of functions to identify different characters and manipulate strings. These functions are useful for managing string data such as identifying numbers or parsing tokens within a string. While all of these actions can be coded using Basic code, using the CRT functions can speed development time, and in some cases operate much faster than equivalent Basic code. </text:p>
      <text:p text:style-name="P1"/>
      <text:h text:style-name="P6" text:outline-level="3"><text:soft-page-break/>Character Functions </text:h>
      <text:p text:style-name="P1"/>
      <text:p text:style-name="P1">In the ctype.bi declaration file, located in the inc\crt folder, you will find a number of functions to identify different types of characters. To use these functions in your program you must include the ctype.bi file, #include once "crt/ctype.bi". The </text:p>
      <text:p text:style-name="P1">following table lists the different character functions. All of these functions take an ascii character code and return a non-zero result if successful or a zero result if not successful. </text:p>
      <text:p text:style-name="P1"/>
      <text:p text:style-name="P1">Function Syntax Comment </text:p>
      <text:p text:style-name="P1">Isalnum B = Isalnum(asc_code) Returns non-zero if the </text:p>
      <text:p text:style-name="P1">character is an alphanumeric </text:p>
      <text:p text:style-name="P1">character, zero if </text:p>
      <text:p text:style-name="P1">not. </text:p>
      <text:p text:style-name="P1">Isalpha B = Isalpha(asc_code) Returns non-zero if the </text:p>
      <text:p text:style-name="P1">character is an alphabetical character, zero if not. </text:p>
      <text:p text:style-name="P1">Iscntrl B = Iscntrl(asc_code) Returns non-zero if the </text:p>
      <text:p text:style-name="P1">character is a control </text:p>
      <text:p text:style-name="P1">character, such as a Tab, </text:p>
      <text:p text:style-name="P1">zero if not. </text:p>
      <text:p text:style-name="P1">Isdigit B = Isdigit(asc_code) Returns non-zero if the </text:p>
      <text:p text:style-name="P1">character is a numeric digit,</text:p>
      <text:p text:style-name="P1">0 to 9, zero if not. </text:p>
      <text:p text:style-name="P1">Isgraph B = Isgraph(asc_code) Returns non-zero if the </text:p>
      <text:p text:style-name="P1">character has a glyph associated with it, zero if </text:p>
      <text:p text:style-name="P1">not. This function only identifies the standard glyph characters in the lower ASCII </text:p>
      <text:p text:style-name="P1">range. </text:p>
      <text:p text:style-name="P1"/>
      <text:p text:style-name="P1"/>
      <text:p text:style-name="P1">Function Syntax Comment </text:p>
      <text:p text:style-name="P1">Islower B = Islower(asc_code) Returns non-zero if the </text:p>
      <text:p text:style-name="P1">character is lower-case, zero </text:p>
      <text:p text:style-name="P1">if not. </text:p>
      <text:p text:style-name="P1">Isprint B = Isprint(asc_code) Returns non-zero if the </text:p>
      <text:p text:style-name="P1">character is a printable character, zero if not. This </text:p>
      <text:p text:style-name="P1"><text:soft-page-break/>function only identifies the printable characters in the lower ASCII range. </text:p>
      <text:p text:style-name="P1">Ispunct B = Ispunct(asc_code) Returns non-zero if the </text:p>
      <text:p text:style-name="P1">character is a punctuation character, zero if not. </text:p>
      <text:p text:style-name="P1">Isspace B = Isspace(asc_code) Returns non-zero if the </text:p>
      <text:p text:style-name="P1">character is a white space character, zero if not. </text:p>
      <text:p text:style-name="P1">White space is defined as a space, form-feed, new-line,</text:p>
      <text:p text:style-name="P1">carriage return, horizontal and vertical tabs. </text:p>
      <text:p text:style-name="P1">Isupper B = Isupper(asc_code) Returns non-zero if the </text:p>
      <text:p text:style-name="P1">character is upper-case,</text:p>
      <text:p text:style-name="P1">zero if not. </text:p>
      <text:p text:style-name="P1">Isxdigit B = isxdigit(asc_code) Returns non-zero if the </text:p>
      <text:p text:style-name="P1">character is a hexidecimal </text:p>
      <text:p text:style-name="P1">digit, zero if not.</text:p>
      <text:p text:style-name="P1">Hexadecimal digits include 0through 9, A through F and a through f. </text:p>
      <text:p text:style-name="P1"/>
      <text:p text:style-name="P1">Table 9.6: CRT Character Functions </text:p>
      <text:p text:style-name="P1"/>
      <text:p text:style-name="P1">The following program illustrates how to use these functions. </text:p>
      <text:p text:style-name="P1"/>
      <text:p text:style-name="P1">1 </text:p>
      <text:p text:style-name="P1">Option Explicit </text:p>
      <text:p text:style-name="P1">2 </text:p>
      <text:p text:style-name="P1">3 </text:p>
      <text:p text:style-name="P1">#include once "crt/ctype.bi" </text:p>
      <text:p text:style-name="P1">4 </text:p>
      <text:p text:style-name="P1">5 </text:p>
      <text:p text:style-name="P1">Dim As String myString </text:p>
      <text:p text:style-name="P1">6 </text:p>
      <text:p text:style-name="P1">Dim As Integer ret, i, ichar </text:p>
      <text:p text:style-name="P1">7 </text:p>
      <text:p text:style-name="P1">8 </text:p>
      <text:p text:style-name="P1">'Load some characters into the string </text:p>
      <text:p text:style-name="P1">9 </text:p>
      <text:p text:style-name="P1">myString = "ABcd01!* " &amp; Chr(128) &amp; Chr(1) </text:p>
      <text:p text:style-name="P1">10 </text:p>
      <text:p text:style-name="P1">11 </text:p>
      <text:p text:style-name="P1">'Print header on console </text:p>
      <text:p text:style-name="P1"><text:soft-page-break/>12 </text:p>
      <text:p text:style-name="P1">Print "Char";Tab(6);"Alnum";Tab(12);"Alpha";Tab(18);"Cntrl";Tab(24); </text:p>
      <text:p text:style-name="P1"/>
      <text:p text:style-name="P1"/>
      <text:p text:style-name="P1"/>
      <text:p text:style-name="P1">13 </text:p>
      <text:p text:style-name="P1">Print "Digit";Tab(30);"Graph";Tab(36);"Lower";Tab(42);"Print";Tab(48); </text:p>
      <text:p text:style-name="P1">14 </text:p>
      <text:p text:style-name="P1">Print "Punct";Tab(54);"Space";Tab(60);"Upper" </text:p>
      <text:p text:style-name="P1">15 </text:p>
      <text:p text:style-name="P1">Print String(79, "") </text:p>
      <text:p text:style-name="P1">16 </text:p>
      <text:p text:style-name="P1">17 </text:p>
      <text:p text:style-name="P1">'Examine each character in string. </text:p>
      <text:p text:style-name="P1">18 </text:p>
      <text:p text:style-name="P1">For i = 1 To Len(myString)</text:p>
      <text:p text:style-name="P1">19 </text:p>
      <text:p text:style-name="P1">ichar = Asc(Mid(myString, i, 1))</text:p>
      <text:p text:style-name="P1">20 </text:p>
      <text:p text:style-name="P1">'Print the character21 </text:p>
      <text:p text:style-name="P1">Print Chr(ichar);</text:p>
      <text:p text:style-name="P1">22 </text:p>
      <text:p text:style-name="P1">Print Tab(6);</text:p>
      <text:p text:style-name="P1">23 </text:p>
      <text:p text:style-name="P1">'Check to see what kind of character it is24 </text:p>
      <text:p text:style-name="P1">ret = isalnum(ichar)</text:p>
      <text:p text:style-name="P1">25 </text:p>
      <text:p text:style-name="P1">'If character type then print Y26 </text:p>
      <text:p text:style-name="P1">If ret &lt;&gt; 0 Then27 </text:p>
      <text:p text:style-name="P1">Print "Y";</text:p>
      <text:p text:style-name="P1">28 </text:p>
      <text:p text:style-name="P1">Else29 </text:p>
      <text:p text:style-name="P1">Print "N";</text:p>
      <text:p text:style-name="P1">30 </text:p>
      <text:p text:style-name="P1">End If31 </text:p>
      <text:p text:style-name="P1">Print Tab(12);</text:p>
      <text:p text:style-name="P1">32 </text:p>
      <text:p text:style-name="P1"><text:soft-page-break/>ret = isalpha(ichar) </text:p>
      <text:p text:style-name="P1">33 </text:p>
      <text:p text:style-name="P1">If ret &lt;&gt; 0 Then34 </text:p>
      <text:p text:style-name="P1">Print "Y";</text:p>
      <text:p text:style-name="P1">35 </text:p>
      <text:p text:style-name="P1">Else36 </text:p>
      <text:p text:style-name="P1">Print "N";</text:p>
      <text:p text:style-name="P1">37 </text:p>
      <text:p text:style-name="P1">End If38 </text:p>
      <text:p text:style-name="P1">Print Tab(18);</text:p>
      <text:p text:style-name="P1">39 </text:p>
      <text:p text:style-name="P1">ret = iscntrl(ichar)</text:p>
      <text:p text:style-name="P1">40 </text:p>
      <text:p text:style-name="P1">If ret &lt;&gt; 0 Then41 </text:p>
      <text:p text:style-name="P1">Print "Y";</text:p>
      <text:p text:style-name="P1">42 </text:p>
      <text:p text:style-name="P1">Else43 </text:p>
      <text:p text:style-name="P1">Print "N";</text:p>
      <text:p text:style-name="P1">44 </text:p>
      <text:p text:style-name="P1">End If45 </text:p>
      <text:p text:style-name="P1">Print Tab(24);</text:p>
      <text:p text:style-name="P1">46 </text:p>
      <text:p text:style-name="P1">ret = isdigit(ichar)</text:p>
      <text:p text:style-name="P1">47 </text:p>
      <text:p text:style-name="P1">If ret &lt;&gt; 0 Then48 </text:p>
      <text:p text:style-name="P1">Print "Y";</text:p>
      <text:p text:style-name="P1">49 </text:p>
      <text:p text:style-name="P1">Else50 </text:p>
      <text:p text:style-name="P1">Print "N";</text:p>
      <text:p text:style-name="P1">51 </text:p>
      <text:p text:style-name="P1">End If52 </text:p>
      <text:p text:style-name="P1">Print Tab(30);</text:p>
      <text:p text:style-name="P1">53 </text:p>
      <text:p text:style-name="P1">ret = isgraph(ichar) </text:p>
      <text:p text:style-name="P1">54 </text:p>
      <text:p text:style-name="P1">If ret &lt;&gt; 0 Then55 </text:p>
      <text:p text:style-name="P1">Print "Y";</text:p>
      <text:p text:style-name="P1"><text:soft-page-break/>56 </text:p>
      <text:p text:style-name="P1">Else57 </text:p>
      <text:p text:style-name="P1">Print "N"; </text:p>
      <text:p text:style-name="P1"/>
      <text:p text:style-name="P1"/>
      <text:p text:style-name="P1"/>
      <text:p text:style-name="P1">58 </text:p>
      <text:p text:style-name="P1">End If59 </text:p>
      <text:p text:style-name="P1">Print Tab(36);</text:p>
      <text:p text:style-name="P1">60 </text:p>
      <text:p text:style-name="P1">ret = islower(ichar) </text:p>
      <text:p text:style-name="P1">61 </text:p>
      <text:p text:style-name="P1">If ret &lt;&gt; 0 Then62 </text:p>
      <text:p text:style-name="P1">Print "Y";</text:p>
      <text:p text:style-name="P1">63 </text:p>
      <text:p text:style-name="P1">Else64 </text:p>
      <text:p text:style-name="P1">Print "N";</text:p>
      <text:p text:style-name="P1">65 </text:p>
      <text:p text:style-name="P1">End If66 </text:p>
      <text:p text:style-name="P1">Print Tab(42);</text:p>
      <text:p text:style-name="P1">67 </text:p>
      <text:p text:style-name="P1">ret = isprint(ichar) </text:p>
      <text:p text:style-name="P1">68 </text:p>
      <text:p text:style-name="P1">If ret &lt;&gt; 0 Then69 </text:p>
      <text:p text:style-name="P1">Print "Y";</text:p>
      <text:p text:style-name="P1">70 </text:p>
      <text:p text:style-name="P1">Else71 </text:p>
      <text:p text:style-name="P1">Print "N";</text:p>
      <text:p text:style-name="P1">72 </text:p>
      <text:p text:style-name="P1">End If73 </text:p>
      <text:p text:style-name="P1">Print Tab(48);</text:p>
      <text:p text:style-name="P1">74 </text:p>
      <text:p text:style-name="P1">ret = ispunct(ichar) </text:p>
      <text:p text:style-name="P1">75 </text:p>
      <text:p text:style-name="P1">If ret &lt;&gt; 0 Then76 </text:p>
      <text:p text:style-name="P1">Print "Y";</text:p>
      <text:p text:style-name="P1">77 </text:p>
      <text:p text:style-name="P1"><text:soft-page-break/>Else78 </text:p>
      <text:p text:style-name="P1">Print "N";</text:p>
      <text:p text:style-name="P1">79 </text:p>
      <text:p text:style-name="P1">End If80 </text:p>
      <text:p text:style-name="P1">Print Tab(54);</text:p>
      <text:p text:style-name="P1">81 </text:p>
      <text:p text:style-name="P1">ret = isspace(ichar) </text:p>
      <text:p text:style-name="P1">82 </text:p>
      <text:p text:style-name="P1">If ret &lt;&gt; 0 Then83 </text:p>
      <text:p text:style-name="P1">Print "Y";</text:p>
      <text:p text:style-name="P1">84 </text:p>
      <text:p text:style-name="P1">Else85 </text:p>
      <text:p text:style-name="P1">Print "N";</text:p>
      <text:p text:style-name="P1">86 </text:p>
      <text:p text:style-name="P1">End If87 </text:p>
      <text:p text:style-name="P1">Print Tab(60);</text:p>
      <text:p text:style-name="P1">88 </text:p>
      <text:p text:style-name="P1">ret = isupper(ichar)</text:p>
      <text:p text:style-name="P1">89 </text:p>
      <text:p text:style-name="P1">If ret &lt;&gt; 0 Then90 </text:p>
      <text:p text:style-name="P1">Print "Y"</text:p>
      <text:p text:style-name="P1">91 </text:p>
      <text:p text:style-name="P1">Else92 </text:p>
      <text:p text:style-name="P1">Print "N"</text:p>
      <text:p text:style-name="P1">93 </text:p>
      <text:p text:style-name="P1">End If </text:p>
      <text:p text:style-name="P1">94 </text:p>
      <text:p text:style-name="P1">Next </text:p>
      <text:p text:style-name="P1">95 </text:p>
      <text:p text:style-name="P1">96 </text:p>
      <text:p text:style-name="P1">Sleep </text:p>
      <text:p text:style-name="P1">97End </text:p>
      <text:p text:style-name="P1"/>
      <text:p text:style-name="P1"/>
      <text:p text:style-name="P1">Listing 9.7: crt_char.bas </text:p>
      <text:p text:style-name="P1"/>
      <text:p text:style-name="P1"><text:soft-page-break/><text:tab/>Analysis: Line 3 includes the ctype.bi file that is needed to link to these CRTfunctions. Lines 5 and 6 declare the working variables. MyString will contain the characters to identify, ret is the return value from the function, i is used in the For-Next </text:p>
      <text:p text:style-name="P1"/>
      <text:p text:style-name="P1"/>
      <text:p text:style-name="P2"/>
      <text:p text:style-name="P1">loop and ichar contains the fascicle code of the character that is passed as the parameter to the different functions. Line 12 through 15 display a header line that will be used to identify which functions returns a true result. The different column headers refer to the different functions. Alnum is the return column for the Isalnum function, the Alpha column is the return for the Isalpha function and so on. </text:p>
      <text:p text:style-name="P1"/>
      <text:p text:style-name="P1">Line 18 and 94 comprise the For-Next block. Line 19 gets the current character from the string and converts it to an ASCII code using the Asc function. The character is then tested with each function. If the function returns a non-zero result, a Y is printed in the appropriate column. If the function returns a zero, an N is printed in the appropriate column. </text:p>
      <text:p text:style-name="P1"/>
      <text:p text:style-name="P1">The program is then closed in the usual way. </text:p>
      <text:p text:style-name="P1"/>
      <text:p text:style-name="P1">When you run the program you should see the following result. </text:p>
      <text:p text:style-name="P1"/>
      <text:p text:style-name="P1">Char Alnum Alpha Cntrl Digit Graph Lower Print Punct Space Upper </text:p>
      <text:p text:style-name="P1"/>
      <text:p text:style-name="P1"/>
      <text:p text:style-name="P1">A Y Y N N Y N Y N N Y </text:p>
      <text:p text:style-name="P1">B Y Y N N Y N Y N N Y </text:p>
      <text:p text:style-name="P1">c Y Y N N Y Y Y N N N </text:p>
      <text:p text:style-name="P1">d Y Y N N Y Y Y N N N </text:p>
      <text:p text:style-name="P1">0 Y N N Y Y N Y N N N </text:p>
      <text:p text:style-name="P1">1 Y N N Y Y N Y N N N </text:p>
      <text:p text:style-name="P1">! N N N N Y N Y Y N N </text:p>
      <text:p text:style-name="P1"/>
      <text:p text:style-name="P1"/>
      <text:p text:style-name="P1">* </text:p>
      <text:p text:style-name="P1">N N N N Y N Y Y N N </text:p>
      <text:p text:style-name="P1">N N N N N N Y N Y N </text:p>
      <text:p text:style-name="P1">N N N N N N Y N Y N </text:p>
      <text:p text:style-name="P1">Ç N N N N N N N N N N </text:p>
      <text:p text:style-name="P1">. </text:p>
      <text:p text:style-name="P1">NNYNNNNNNN </text:p>
      <text:p text:style-name="P1"><text:soft-page-break/></text:p>
      <text:p text:style-name="P1"/>
      <text:p text:style-name="P1">Output 9.7: Output of crt_char.bas </text:p>
      <text:p text:style-name="P1"/>
      <text:p text:style-name="P1">As you can see, these functions work with the lower ASCII characters, which are the characters you would normally find in text files. Using these functions can make your job a lot easier when you are trying to identify characters from a file or from user input. </text:p>
      <text:p text:style-name="P1"/>
      <text:h text:style-name="P6" text:outline-level="3">Strtok Function </text:h>
      <text:p text:style-name="P1"/>
      <text:p text:style-name="P1">The Strtok function will return tokens separated by a delimiter set. Strtok is quite fast and since it will look for a set of delimiters, it is much easier to use Strtok than Instr </text:p>
      <text:p text:style-name="P1">within a loop. Strtok is contained in the string.bi declaration file located in the inc\crt folder of your FreeBasic installation. Strtok is declared as: </text:p>
      <text:p text:style-name="P1"/>
      <text:p text:style-name="P1">declare function strtok cdecl alias "strtok" (byval as zstring ptr, _ </text:p>
      <text:p text:style-name="P1">byval as zstring ptr) as zstring ptr </text:p>
      <text:p text:style-name="P1"/>
      <text:p text:style-name="P1"/>
      <text:p text:style-name="P1"/>
      <text:p text:style-name="P1">The first parameter is the string to parse and the second parameter is the delimiter set. Strtok returns a pointer to the first token in the string. Even though the parameters are defined as Zstring pointers, you can use dynamic strings since the compiler will automatically dereference a dynamic string if it is passed to a Zstring pointer. This makes working with this function quite easy. You will need to define a Zstring pointer as the return value though. </text:p>
      <text:p text:style-name="P1"/>
      <text:p text:style-name="P1">The following program uses Strtok to parse a string into tokens. </text:p>
      <text:p text:style-name="P1">1 </text:p>
      <text:p text:style-name="P1">Option Explicit </text:p>
      <text:p text:style-name="P1">2 </text:p>
      <text:p text:style-name="P1">3 </text:p>
      <text:p text:style-name="P1">#include once "crt.bi" </text:p>
      <text:p text:style-name="P1">4 </text:p>
      <text:p text:style-name="P1"><text:soft-page-break/>5 </text:p>
      <text:p text:style-name="P1">Dim As String tstr, tmpstr, delim </text:p>
      <text:p text:style-name="P1">6 </text:p>
      <text:p text:style-name="P1">Dim zret As Zstring Ptr </text:p>
      <text:p text:style-name="P1">7 </text:p>
      <text:p text:style-name="P1">8 </text:p>
      <text:p text:style-name="P1">9 </text:p>
      <text:p text:style-name="P1">'Create delimiters </text:p>
      <text:p text:style-name="P1">10 </text:p>
      <text:p text:style-name="P1">delim = " ,!" </text:p>
      <text:p text:style-name="P1">11 </text:p>
      <text:p text:style-name="P1">'Create parse string </text:p>
      <text:p text:style-name="P1">12 </text:p>
      <text:p text:style-name="P1">tstr = "HelloWorld, </text:p>
      <text:p text:style-name="P1">From Freebasic!" </text:p>
      <text:p text:style-name="P1">13 </text:p>
      <text:p text:style-name="P1">'Create a working copy of string </text:p>
      <text:p text:style-name="P1">14 </text:p>
      <text:p text:style-name="P1">'strtok will alter original string </text:p>
      <text:p text:style-name="P1">15 </text:p>
      <text:p text:style-name="P1">tmpstr = tstr </text:p>
      <text:p text:style-name="P1">16 </text:p>
      <text:p text:style-name="P1">'First call with string and delimiters </text:p>
      <text:p text:style-name="P1">17 </text:p>
      <text:p text:style-name="P1">zret = strtok(tmpstr, delim) </text:p>
      <text:p text:style-name="P1">18 </text:p>
      <text:p text:style-name="P1">'Check for a NULL pointer </text:p>
      <text:p text:style-name="P1">19 </text:p>
      <text:p text:style-name="P1">If zret &lt;&gt; NULL Then20 </text:p>
      <text:p text:style-name="P1">Print zret[0]</text:p>
      <text:p text:style-name="P1">21 </text:p>
      <text:p text:style-name="P1">'Parse rest of string22 </text:p>
      <text:p text:style-name="P1">Do </text:p>
      <text:p text:style-name="P1">23 </text:p>
      <text:p text:style-name="P1">'Call with NULL to work on same string24 </text:p>
      <text:p text:style-name="P1">zret = strtok(NULL, delim)</text:p>
      <text:p text:style-name="P1">25 </text:p>
      <text:p text:style-name="P1"><text:soft-page-break/>If zret &lt;&gt; NULL Then26 </text:p>
      <text:p text:style-name="P1">Print zret[0]</text:p>
      <text:p text:style-name="P1">27 </text:p>
      <text:p text:style-name="P1">End If28 </text:p>
      <text:p text:style-name="P1">Loop Until zret = NULL </text:p>
      <text:p text:style-name="P1">29 </text:p>
      <text:p text:style-name="P1">End If </text:p>
      <text:p text:style-name="P1">30 </text:p>
      <text:p text:style-name="P1">Sleep </text:p>
      <text:p text:style-name="P1">31 </text:p>
      <text:p text:style-name="P1">End </text:p>
      <text:p text:style-name="P1"/>
      <text:p text:style-name="P1"/>
      <text:p text:style-name="P1">Listing 9.8: strtok.bas </text:p>
      <text:p text:style-name="P1"/>
      <text:p text:style-name="P1"><text:tab/>Analysis: Line 3 includes the crt library declarations so that Strtok is available to the program. Lines 5 and 6 define the working variables. Tstr is the original parse string,</text:p>
      <text:p text:style-name="P1">tmpstr is a copy of the original string and delim is the set of delimiters. Zret is defined as </text:p>
      <text:p text:style-name="P1"/>
      <text:p text:style-name="P1"/>
      <text:p text:style-name="P1">a Zstring pointer and will be the return value from the function. Line 10 sets the delimiter set. and line 12 sets the parse string. In line 15 a copy is made of the original string, since Strtok will alter the string as it is parsed. If you need to save the original string value, use a temporary string with the function rather than the original string. Line 17 calls Strtok with the parse string and the delimiter set. This initial call sets up the function to parse the string. Subsequent calls to Strtok will use a Null in place of the parse string to indicate that you want to parse the original string and not a new string. </text:p>
      <text:p text:style-name="P1"/>
      <text:p text:style-name="P1">Line 19 checks for a Null pointer. Strtok will return a Null when it cannot extract any tokens from the parse string. You should always check for a NULL pointer before using the pointer reference. Line 20 prints the value of the token using the pointer index method. This will print everything from index 0 up to the terminating Null character.</text:p>
      <text:p text:style-name="P1"><text:soft-page-break/>Remember that Zstring are C-type strings, an array of characters that terminate with character zero, a Null. </text:p>
      <text:p text:style-name="P1"/>
      <text:p text:style-name="P1">Line 22 through 28 call Strtok with a Null for the parse string to extract each token from the string. The loop terminates when a Null is returned from Strtok. Once again, inline 25, the pointer is checked to make sure it isn't a Null pointer before the value is printed to the console window. </text:p>
      <text:p text:style-name="P1"/>
      <text:p text:style-name="P1">After all the tokens have been processed, zret will be Null, the loop will exit and the program will close in the usual manner. </text:p>
      <text:p text:style-name="P1"/>
      <text:p text:style-name="P1">When you run the program you should the following output. </text:p>
      <text:p text:style-name="P1"/>
      <text:p text:style-name="P1">Hello </text:p>
      <text:p text:style-name="P1"/>
      <text:p text:style-name="P1"/>
      <text:p text:style-name="P1">World </text:p>
      <text:p text:style-name="P1"/>
      <text:p text:style-name="P1"/>
      <text:p text:style-name="P1">From </text:p>
      <text:p text:style-name="P1"/>
      <text:p text:style-name="P1"/>
      <text:p text:style-name="P1">Freebasic </text:p>
      <text:p text:style-name="P1"/>
      <text:p text:style-name="P1"/>
      <text:p text:style-name="P1">Output 9.8: Output of strtok.bas </text:p>
      <text:p text:style-name="P1"/>
      <text:p text:style-name="P1">The output shows the individual tokens in the string. Not only is Strtok easy to use,</text:p>
      <text:p text:style-name="P1">but because you can pass a set of delimiters the amount of code you have to write to parse a string that has several delimiters is considerably less than if you wrote the parse function in FreeBasic. Less code means less chance of things going wrong, which result sin a more robust, stable program. </text:p>
      <text:p text:style-name="P1"/>
      <text:h text:style-name="P5" text:outline-level="2">A Look Ahead </text:h>
      <text:p text:style-name="P1"/>
      <text:p text:style-name="P1"><text:soft-page-break/>So far in the book you have seen the individual intrinsic data types. There are times though when you need an aggregate data type to fully describe your data. This is where Type definitions and Unions come in handy, which are discussed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S Mincho" svg:font-family="'MS Mincho'"/>
    <style:font-face style:name="SimSun" svg:font-family="SimSun"/>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adornments="Regular" style:font-family-generic="swiss"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Arial" fo:font-size="12pt" fo:language="en" fo:country="US" style:letter-kerning="true" style:font-name-asian="SimSu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S Mincho" style:font-family-asian="'MS Minch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name-asian="SimSun" style:font-family-asian="SimSu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name-asian="SimSun" style:font-family-asian="SimSu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SimSun" style:font-family-asian="SimSun" style:font-size-asian="12pt" style:font-name-complex="Lohit Devanagari1" style:font-family-complex="'Lohit Devanagari'"/>
    </style:style>
    <style:style style:name="freebasic_20_book" style:display-name="freebasic book" style:family="paragraph" style:parent-style-name="Standard">
      <loext:graphic-properties draw:fill-image-width="0in" draw:fill-image-height="0in"/>
      <style:text-properties style:font-name="Arial2" fo:font-family="Arial" style:font-style-name="Regular" style:font-family-generic="swiss" style:font-pitch="variable" style:font-size-asian="10.5pt"/>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7in" fo:page-height="9in" style:num-format="1" style:print-orientation="portrait" fo:margin-top="0.5in" fo:margin-bottom="0.5in" fo:margin-left="0.5in" fo:margin-right="0.5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21:41:43.074951577</meta:creation-date>
    <dc:date>2019-03-07T21:47:38.922164880</dc:date>
    <meta:editing-duration>PT5M57S</meta:editing-duration>
    <meta:editing-cycles>1</meta:editing-cycles>
    <meta:document-statistic meta:table-count="1" meta:image-count="0" meta:object-count="0" meta:page-count="28" meta:paragraph-count="622" meta:word-count="4599" meta:character-count="26688" meta:non-whitespace-character-count="22152"/>
    <meta:generator>LibreOffice/6.0.7.3$Linux_X86_64 LibreOffice_project/00m0$Build-3</meta:generator>
  </office:meta>
</office:document-meta>
</file>